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04cm"/>
    </style:style>
    <style:style style:name="co3" style:family="table-column">
      <style:table-column-properties fo:break-before="auto" style:column-width="4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Аркуш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5"/>
          <table:table-cell office:value-type="string" calcext:value-type="string">
            <text:p>create table trend (Dt integer unsigned not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y_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]=1;CONCATENATE([.A3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on_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]=1;CONCATENATE([.A4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dd_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]=1;CONCATENATE([.A5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hh_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]=1;CONCATENATE([.A6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m_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]=1;CONCATENATE([.A7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s_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]=1;CONCATENATE([.A8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_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]=1;CONCATENATE([.A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]=1;CONCATENATE([.A1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]=1;CONCATENATE([.A11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V0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ари</text:p>
          </table:table-cell>
          <table:table-cell table:number-columns-repeated="5"/>
          <table:table-cell table:formula="of:=IF([.E12]=1;CONCATENATE([.A12];&quot; integer default '0',&quot;);&quot;&quot;)" office:value-type="string" office:string-value="V0001 integer default '0'," calcext:value-type="string">
            <text:p>V000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скиду 1</text:p>
          </table:table-cell>
          <table:table-cell table:number-columns-repeated="5"/>
          <table:table-cell table:formula="of:=IF([.E13]=1;CONCATENATE([.A13];&quot; integer default '0',&quot;);&quot;&quot;)" office:value-type="string" office:string-value="V0002 integer default '0'," calcext:value-type="string">
            <text:p>V000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скиду 2</text:p>
          </table:table-cell>
          <table:table-cell table:number-columns-repeated="5"/>
          <table:table-cell table:formula="of:=IF([.E14]=1;CONCATENATE([.A14];&quot; integer default '0',&quot;);&quot;&quot;)" office:value-type="string" office:string-value="V0003 integer default '0'," calcext:value-type="string">
            <text:p>V000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до РОУ</text:p>
          </table:table-cell>
          <table:table-cell table:number-columns-repeated="5"/>
          <table:table-cell table:formula="of:=IF([.E15]=1;CONCATENATE([.A15];&quot; integer default '0',&quot;);&quot;&quot;)" office:value-type="string" office:string-value="V0004 integer default '0'," calcext:value-type="string">
            <text:p>V000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після РОУ</text:p>
          </table:table-cell>
          <table:table-cell table:number-columns-repeated="5"/>
          <table:table-cell table:formula="of:=IF([.E16]=1;CONCATENATE([.A16];&quot; integer default '0',&quot;);&quot;&quot;)" office:value-type="string" office:string-value="V0005 integer default '0'," calcext:value-type="string">
            <text:p>V0005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Перепад тиску на шайбі РОУ</text:p>
          </table:table-cell>
          <table:table-cell table:number-columns-repeated="5"/>
          <table:table-cell table:formula="of:=IF([.E17]=1;CONCATENATE([.A17];&quot; integer default '0',&quot;);&quot;&quot;)" office:value-type="string" office:string-value="V0006 integer default '0'," calcext:value-type="string">
            <text:p>V0006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Перепад тиску на шайбі Т1</text:p>
          </table:table-cell>
          <table:table-cell table:number-columns-repeated="5"/>
          <table:table-cell table:formula="of:=IF([.E18]=1;CONCATENATE([.A18];&quot; integer default '0',&quot;);&quot;&quot;)" office:value-type="string" office:string-value="V0007 integer default '0'," calcext:value-type="string">
            <text:p>V0007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Перепад тиску на шайбі Т2</text:p>
          </table:table-cell>
          <table:table-cell table:number-columns-repeated="5"/>
          <table:table-cell table:formula="of:=IF([.E19]=1;CONCATENATE([.A19];&quot; integer default '0',&quot;);&quot;&quot;)" office:value-type="string" office:string-value="V0008 integer default '0'," calcext:value-type="string">
            <text:p>V0008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0]=1;CONCATENATE([.A20];&quot; integer default '0',&quot;);&quot;&quot;)" office:value-type="string" office:string-value="V0009 integer default '0'," calcext:value-type="string">
            <text:p>V0009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1]=1;CONCATENATE([.A21];&quot; integer default '0',&quot;);&quot;&quot;)" office:value-type="string" office:string-value="V0010 integer default '0'," calcext:value-type="string">
            <text:p>V0010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и пари після турбіни №1</text:p>
          </table:table-cell>
          <table:table-cell table:number-columns-repeated="5"/>
          <table:table-cell table:formula="of:=IF([.E22]=1;CONCATENATE([.A22];&quot; integer default '0',&quot;);&quot;&quot;)" office:value-type="string" office:string-value="V0011 integer default '0'," calcext:value-type="string">
            <text:p>V001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ари після турбіни №2</text:p>
          </table:table-cell>
          <table:table-cell table:number-columns-repeated="5"/>
          <table:table-cell table:formula="of:=IF([.E23]=1;CONCATENATE([.A23];&quot; integer default '0',&quot;);&quot;&quot;)" office:value-type="string" office:string-value="V0012 integer default '0'," calcext:value-type="string">
            <text:p>V001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4]=1;CONCATENATE([.A24];&quot; integer default '0',&quot;);&quot;&quot;)" office:value-type="string" office:string-value="V0013 integer default '0'," calcext:value-type="string">
            <text:p>V001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5]=1;CONCATENATE([.A25];&quot; integer default '0',&quot;);&quot;&quot;)" office:value-type="string" office:string-value="V0014 integer default '0'," calcext:value-type="string">
            <text:p>V001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0 корпусу</text:p>
          </table:table-cell>
          <table:table-cell table:number-columns-repeated="5"/>
          <table:table-cell table:formula="of:=IF([.E26]=1;CONCATENATE([.A26];&quot; integer default '0',&quot;);&quot;&quot;)" office:value-type="string" office:string-value="V0015 integer default '0'," calcext:value-type="string">
            <text:p>V0015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0 корпусу</text:p>
          </table:table-cell>
          <table:table-cell table:number-columns-repeated="5"/>
          <table:table-cell table:formula="of:=IF([.E27]=1;CONCATENATE([.A27];&quot; integer default '0',&quot;);&quot;&quot;)" office:value-type="string" office:string-value="V0016 integer default '0'," calcext:value-type="string">
            <text:p>V0016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Положення заслінки МЕО</text:p>
          </table:table-cell>
          <table:table-cell table:number-columns-repeated="5"/>
          <table:table-cell table:formula="of:=IF([.E28]=1;CONCATENATE([.A28];&quot; integer default '0',&quot;);&quot;&quot;)" office:value-type="string" office:string-value="V0017 integer default '0'," calcext:value-type="string">
            <text:p>V0017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пари РОУ</text:p>
          </table:table-cell>
          <table:table-cell table:number-columns-repeated="5"/>
          <table:table-cell table:formula="of:=IF([.E29]=1;CONCATENATE([.A29];&quot; integer default '0',&quot;);&quot;&quot;)" office:value-type="string" office:string-value="V0018 integer default '0'," calcext:value-type="string">
            <text:p>V0018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пари Т1</text:p>
          </table:table-cell>
          <table:table-cell table:number-columns-repeated="5"/>
          <table:table-cell table:formula="of:=IF([.E30]=1;CONCATENATE([.A30];&quot; integer default '0',&quot;);&quot;&quot;)" office:value-type="string" office:string-value="V0019 integer default '0'," calcext:value-type="string">
            <text:p>V0019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пари Т2</text:p>
          </table:table-cell>
          <table:table-cell table:number-columns-repeated="5"/>
          <table:table-cell table:formula="of:=IF([.E31]=1;CONCATENATE([.A31];&quot; integer default '0',&quot;);&quot;&quot;)" office:value-type="string" office:string-value="V0020 integer default '0'," calcext:value-type="string">
            <text:p>V0020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Густина пара</text:p>
          </table:table-cell>
          <table:table-cell table:number-columns-repeated="5"/>
          <table:table-cell table:formula="of:=IF([.E32]=1;CONCATENATE([.A32];&quot; integer default '0',&quot;);&quot;&quot;)" office:value-type="string" office:string-value="V0021 integer default '0'," calcext:value-type="string">
            <text:p>V002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2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ретурної пари</text:p>
          </table:table-cell>
          <table:table-cell table:number-columns-repeated="5"/>
          <table:table-cell table:formula="of:=IF([.E33]=1;CONCATENATE([.A33];&quot; integer default '0',&quot;);&quot;&quot;)" office:value-type="string" office:string-value="V0022 integer default '0'," calcext:value-type="string">
            <text:p>V002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иск пари на ви парці</text:p>
          </table:table-cell>
          <table:table-cell table:number-columns-repeated="5"/>
          <table:table-cell table:formula="of:=IF([.E34]=1;CONCATENATE([.A34];&quot; integer default '0',&quot;);&quot;&quot;)" office:value-type="string" office:string-value="V0023 integer default '0'," calcext:value-type="string">
            <text:p>V002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00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ари 2 к.</text:p>
          </table:table-cell>
          <table:table-cell table:number-columns-repeated="5"/>
          <table:table-cell table:formula="of:=IF([.E35]=1;CONCATENATE([.A35];&quot; integer default '0',&quot;);&quot;&quot;)" office:value-type="string" office:string-value="V0024 integer default '0'," calcext:value-type="string">
            <text:p>V002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Вода</text:p>
          </table:table-cell>
          <table:table-cell table:number-columns-repeated="5"/>
          <table:table-cell table:formula="of:=IF([.E36]=1;CONCATENATE([.A36];&quot; integer default '0',&quot;);&quot;&quot;)" office:value-type="string" office:string-value="C0001 integer default '0'," calcext:value-type="string">
            <text:p>C000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Пара точно</text:p>
          </table:table-cell>
          <table:table-cell table:number-columns-repeated="5"/>
          <table:table-cell table:formula="of:=IF([.E37]=1;CONCATENATE([.A37];&quot; integer default '0',&quot;);&quot;&quot;)" office:value-type="string" office:string-value="C0002 integer default '0'," calcext:value-type="string">
            <text:p>C000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Пара грубо</text:p>
          </table:table-cell>
          <table:table-cell table:number-columns-repeated="5"/>
          <table:table-cell table:formula="of:=IF([.E38]=1;CONCATENATE([.A38];&quot; integer default '0',&quot;);&quot;&quot;)" office:value-type="string" office:string-value="C0003 integer default '0'," calcext:value-type="string">
            <text:p>C000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39]=1;CONCATENATE([.A39];&quot; integer default '0',&quot;);&quot;&quot;)" office:value-type="string" office:string-value="C0004 integer default '0'," calcext:value-type="string">
            <text:p>C000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table:number-columns-repeated="5"/>
          <table:table-cell table:formula="of:=IF([.E40]=1;CONCATENATE([.A40];&quot; integer default '0',&quot;);&quot;&quot;)" office:value-type="string" office:string-value="C0005 integer default '0'," calcext:value-type="string">
            <text:p>C0005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41]=1;CONCATENATE([.A41];&quot; integer default '0',&quot;);&quot;&quot;)" office:value-type="string" office:string-value="C0006 integer default '0'," calcext:value-type="string">
            <text:p>C0006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42]=1;CONCATENATE([.A42];&quot; integer default '0',&quot;);&quot;&quot;)" office:value-type="string" office:string-value="C0007 integer default '0'," calcext:value-type="string">
            <text:p>C0007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000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 100</text:p>
          </table:table-cell>
          <table:table-cell table:number-columns-repeated="6"/>
          <table:table-cell table:formula="of:=IF([.E43]=1;CONCATENATE([.A43];&quot; integer default '0',&quot;);&quot;&quot;)" office:value-type="string" office:string-value="C0008 integer default '0'," calcext:value-type="string">
            <text:p>C0008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0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4]=1;CONCATENATE([.A44];&quot; integer default '0',&quot;);&quot;&quot;)" office:value-type="string" office:string-value="X0001 integer default '0'," calcext:value-type="string">
            <text:p>X000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0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5]=1;CONCATENATE([.A45];&quot; integer default '0',&quot;);&quot;&quot;)" office:value-type="string" office:string-value="X0002 integer default '0'," calcext:value-type="string">
            <text:p>X000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0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6]=1;CONCATENATE([.A46];&quot; integer default '0',&quot;);&quot;&quot;)" office:value-type="string" office:string-value="X0003 integer default '0'," calcext:value-type="string">
            <text:p>X000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0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7]=1;CONCATENATE([.A47];&quot; integer default '0',&quot;);&quot;&quot;)" office:value-type="string" office:string-value="X0004 integer default '0'," calcext:value-type="string">
            <text:p>X000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0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8]=1;CONCATENATE([.A48];&quot; integer default '0',&quot;);&quot;&quot;)" office:value-type="string" office:string-value="X0005 integer default '0'," calcext:value-type="string">
            <text:p>X0005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9]=1;CONCATENATE([.A49];&quot; integer default '0',&quot;);&quot;&quot;)" office:value-type="string" office:string-value="X0006 integer default '0'," calcext:value-type="string">
            <text:p>X0006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0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0]=1;CONCATENATE([.A50];&quot; integer default '0',&quot;);&quot;&quot;)" office:value-type="string" office:string-value="X0007 integer default '0'," calcext:value-type="string">
            <text:p>X0007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0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1]=1;CONCATENATE([.A51];&quot; integer default '0',&quot;);&quot;&quot;)" office:value-type="string" office:string-value="X0008 integer default '0'," calcext:value-type="string">
            <text:p>X0008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0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закрито</text:p>
          </table:table-cell>
          <table:table-cell table:number-columns-repeated="5"/>
          <table:table-cell table:formula="of:=IF([.E52]=1;CONCATENATE([.A52];&quot; integer default '0',&quot;);&quot;&quot;)" office:value-type="string" office:string-value="X0009 integer default '0'," calcext:value-type="string">
            <text:p>X0009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інцевик відкрито</text:p>
          </table:table-cell>
          <table:table-cell table:number-columns-repeated="5"/>
          <table:table-cell table:formula="of:=IF([.E53]=1;CONCATENATE([.A53];&quot; integer default '0',&quot;);&quot;&quot;)" office:value-type="string" office:string-value="X0010 integer default '0'," calcext:value-type="string">
            <text:p>X0010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чка відкрито</text:p>
          </table:table-cell>
          <table:table-cell table:number-columns-repeated="5"/>
          <table:table-cell table:formula="of:=IF([.E54]=1;CONCATENATE([.A54];&quot; integer default '0',&quot;);&quot;&quot;)" office:value-type="string" office:string-value="X0011 integer default '0'," calcext:value-type="string">
            <text:p>X001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чка закрито</text:p>
          </table:table-cell>
          <table:table-cell table:number-columns-repeated="5"/>
          <table:table-cell table:formula="of:=IF([.E55]=1;CONCATENATE([.A55];&quot; integer default '0',&quot;);&quot;&quot;)" office:value-type="string" office:string-value="X0012 integer default '0'," calcext:value-type="string">
            <text:p>X001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1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6]=1;CONCATENATE([.A56];&quot; integer default '0',&quot;);&quot;&quot;)" office:value-type="string" office:string-value="X0013 integer default '0'," calcext:value-type="string">
            <text:p>X001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1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7]=1;CONCATENATE([.A57];&quot; integer default '0',&quot;);&quot;&quot;)" office:value-type="string" office:string-value="X0014 integer default '0'," calcext:value-type="string">
            <text:p>X001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1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8]=1;CONCATENATE([.A58];&quot; integer default '0',&quot;);&quot;&quot;)" office:value-type="string" office:string-value="X0015 integer default '0'," calcext:value-type="string">
            <text:p>X0015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001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59]=1;CONCATENATE([.A59];&quot; integer default '0',&quot;);&quot;&quot;)" office:value-type="string" office:string-value="X0016 integer default '0'," calcext:value-type="string">
            <text:p>X0016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0]=1;CONCATENATE([.A60];&quot; integer default '0',&quot;);&quot;&quot;)" office:value-type="string" office:string-value="Y0001 integer default '0'," calcext:value-type="string">
            <text:p>Y000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1]=1;CONCATENATE([.A61];&quot; integer default '0',&quot;);&quot;&quot;)" office:value-type="string" office:string-value="Y0002 integer default '0'," calcext:value-type="string">
            <text:p>Y000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0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2]=1;CONCATENATE([.A62];&quot; integer default '0',&quot;);&quot;&quot;)" office:value-type="string" office:string-value="Y0003 integer default '0'," calcext:value-type="string">
            <text:p>Y000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0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3]=1;CONCATENATE([.A63];&quot; integer default '0',&quot;);&quot;&quot;)" office:value-type="string" office:string-value="Y0004 integer default '0'," calcext:value-type="string">
            <text:p>Y000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0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4]=1;CONCATENATE([.A64];&quot; integer default '0',&quot;);&quot;&quot;)" office:value-type="string" office:string-value="Y0005 integer default '0'," calcext:value-type="string">
            <text:p>Y0005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0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5]=1;CONCATENATE([.A65];&quot; integer default '0',&quot;);&quot;&quot;)" office:value-type="string" office:string-value="Y0006 integer default '0'," calcext:value-type="string">
            <text:p>Y0006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0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6]=1;CONCATENATE([.A66];&quot; integer default '0',&quot;);&quot;&quot;)" office:value-type="string" office:string-value="Y0007 integer default '0'," calcext:value-type="string">
            <text:p>Y0007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0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7]=1;CONCATENATE([.A67];&quot; integer default '0',&quot;);&quot;&quot;)" office:value-type="string" office:string-value="Y0008 integer default '0'," calcext:value-type="string">
            <text:p>Y0008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0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8]=1;CONCATENATE([.A68];&quot; integer default '0',&quot;);&quot;&quot;)" office:value-type="string" office:string-value="Y0009 integer default '0'," calcext:value-type="string">
            <text:p>Y0009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1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69]=1;CONCATENATE([.A69];&quot; integer default '0',&quot;);&quot;&quot;)" office:value-type="string" office:string-value="Y0010 integer default '0'," calcext:value-type="string">
            <text:p>Y0010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0]=1;CONCATENATE([.A70];&quot; integer default '0',&quot;);&quot;&quot;)" office:value-type="string" office:string-value="Y0011 integer default '0'," calcext:value-type="string">
            <text:p>Y001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1]=1;CONCATENATE([.A71];&quot; integer default '0',&quot;);&quot;&quot;)" office:value-type="string" office:string-value="Y0012 integer default '0'," calcext:value-type="string">
            <text:p>Y001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1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П вперед</text:p>
          </table:table-cell>
          <table:table-cell office:value-type="string" calcext:value-type="string">
            <text:p>проти ЧС</text:p>
          </table:table-cell>
          <table:table-cell table:number-columns-repeated="4"/>
          <table:table-cell table:formula="of:=IF([.E72]=1;CONCATENATE([.A72];&quot; integer default '0',&quot;);&quot;&quot;)" office:value-type="string" office:string-value="Y0013 integer default '0'," calcext:value-type="string">
            <text:p>Y001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ЧП назад</text:p>
          </table:table-cell>
          <table:table-cell office:value-type="string" calcext:value-type="string">
            <text:p>по ЧС</text:p>
          </table:table-cell>
          <table:table-cell table:number-columns-repeated="4"/>
          <table:table-cell table:formula="of:=IF([.E73]=1;CONCATENATE([.A73];&quot; integer default '0',&quot;);&quot;&quot;)" office:value-type="string" office:string-value="Y0014 integer default '0'," calcext:value-type="string">
            <text:p>Y001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74]=1;CONCATENATE([.A74];&quot; integer default '0',&quot;);&quot;&quot;)" office:value-type="string" office:string-value="Y0015 integer default '0'," calcext:value-type="string">
            <text:p>Y0015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00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6"/>
          <table:table-cell table:formula="of:=IF([.E75]=1;CONCATENATE([.A75];&quot; integer default '0',&quot;);&quot;&quot;)" office:value-type="string" office:string-value="Y0016 integer default '0'," calcext:value-type="string">
            <text:p>Y0016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000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0023</text:p>
          </table:table-cell>
          <table:table-cell office:value-type="string" calcext:value-type="string">
            <text:p>Розрахункове завдання</text:p>
          </table:table-cell>
          <table:table-cell/>
          <table:table-cell table:formula="of:=DEC2HEX([.B76])" office:value-type="string" office:string-value="6A" calcext:value-type="string">
            <text:p>6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seSto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000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Завдання</text:p>
          </table:table-cell>
          <table:table-cell table:number-columns-repeated="5"/>
          <table:table-cell table:formula="of:=IF([.E78]=1;CONCATENATE([.A78];&quot; integer default '0',&quot;);&quot;&quot;)" office:value-type="string" office:string-value="SP0001 integer default '0'," calcext:value-type="string">
            <text:p>SP000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000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0023</text:p>
          </table:table-cell>
          <table:table-cell office:value-type="string" calcext:value-type="string">
            <text:p>Завдання</text:p>
          </table:table-cell>
          <table:table-cell table:number-columns-repeated="5"/>
          <table:table-cell table:formula="of:=IF([.E79]=1;CONCATENATE([.A79];&quot; integer default '0',&quot;);&quot;&quot;)" office:value-type="string" office:string-value="SP0002 integer default '0'," calcext:value-type="string">
            <text:p>SP000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000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0023</text:p>
          </table:table-cell>
          <table:table-cell office:value-type="string" calcext:value-type="string">
            <text:p>Завдання</text:p>
          </table:table-cell>
          <table:table-cell table:number-columns-repeated="5"/>
          <table:table-cell table:formula="of:=IF([.E80]=1;CONCATENATE([.A80];&quot; integer default '0',&quot;);&quot;&quot;)" office:value-type="string" office:string-value="SP0003 integer default '0'," calcext:value-type="string">
            <text:p>SP000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000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-</text:p>
          </table:table-cell>
          <table:table-cell table:number-columns-repeated="6"/>
          <table:table-cell table:formula="of:=IF([.E81]=1;CONCATENATE([.A81];&quot; integer default '0',&quot;);&quot;&quot;)" office:value-type="string" office:string-value="SP0004 integer default '0'," calcext:value-type="string">
            <text:p>SP000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000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0024</text:p>
          </table:table-cell>
          <table:table-cell office:value-type="string" calcext:value-type="string">
            <text:p>Завдання</text:p>
          </table:table-cell>
          <table:table-cell table:number-columns-repeated="5"/>
          <table:table-cell table:formula="of:=IF([.E82]=1;CONCATENATE([.A82];&quot; integer default '0',&quot;);&quot;&quot;)" office:value-type="string" office:string-value="SP0005 integer default '0'," calcext:value-type="string">
            <text:p>SP0005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000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0022</text:p>
          </table:table-cell>
          <table:table-cell office:value-type="string" calcext:value-type="string">
            <text:p>Задана температура пара</text:p>
          </table:table-cell>
          <table:table-cell table:number-columns-repeated="5"/>
          <table:table-cell table:formula="of:=IF([.E83]=1;CONCATENATE([.A83];&quot; integer default '0',&quot;);&quot;&quot;)" office:value-type="string" office:string-value="SP0006 integer default '0'," calcext:value-type="string">
            <text:p>SP0006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000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0022</text:p>
          </table:table-cell>
          <table:table-cell office:value-type="string" calcext:value-type="string">
            <text:p>Задана температура пара</text:p>
          </table:table-cell>
          <table:table-cell table:number-columns-repeated="5"/>
          <table:table-cell table:formula="of:=IF([.E84]=1;CONCATENATE([.A84];&quot; integer default '0',&quot;);&quot;&quot;)" office:value-type="string" office:string-value="SP0007 integer default '0'," calcext:value-type="string">
            <text:p>SP0007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000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0012</text:p>
          </table:table-cell>
          <table:table-cell office:value-type="string" calcext:value-type="string">
            <text:p>Задана температура пара</text:p>
          </table:table-cell>
          <table:table-cell table:number-columns-repeated="5"/>
          <table:table-cell table:formula="of:=IF([.E85]=1;CONCATENATE([.A85];&quot; integer default '0',&quot;);&quot;&quot;)" office:value-type="string" office:string-value="SP0008 integer default '0'," calcext:value-type="string">
            <text:p>SP0008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r0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6]=1;CONCATENATE([.A86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pr000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7]=1;CONCATENATE([.A87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pr000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8]=1;CONCATENATE([.A88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pr000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89]=1;CONCATENATE([.A8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pr000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0]=1;CONCATENATE([.A9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pr000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1]=1;CONCATENATE([.A91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pr000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2]=1;CONCATENATE([.A92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Kpr000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3]=1;CONCATENATE([.A93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i000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4]=1;CONCATENATE([.A94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i000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5]=1;CONCATENATE([.A95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i000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6]=1;CONCATENATE([.A96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i000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7]=1;CONCATENATE([.A97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i000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8]=1;CONCATENATE([.A98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i000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99]=1;CONCATENATE([.A9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i000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0]=1;CONCATENATE([.A10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i000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1]=1;CONCATENATE([.A101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d000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2]=1;CONCATENATE([.A102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d000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3]=1;CONCATENATE([.A103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d000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4]=1;CONCATENATE([.A104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d000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5]=1;CONCATENATE([.A105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d000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6]=1;CONCATENATE([.A106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d000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7]=1;CONCATENATE([.A107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d000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8]=1;CONCATENATE([.A108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Td000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09]=1;CONCATENATE([.A10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in000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0]=1;CONCATENATE([.A11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in000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1]=1;CONCATENATE([.A111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in000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2]=1;CONCATENATE([.A112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in000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3]=1;CONCATENATE([.A113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in000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4]=1;CONCATENATE([.A114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in000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5]=1;CONCATENATE([.A115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in000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6]=1;CONCATENATE([.A116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in000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7]=1;CONCATENATE([.A117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ax000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8]=1;CONCATENATE([.A118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ax000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19]=1;CONCATENATE([.A11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ax000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0]=1;CONCATENATE([.A12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ax000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1]=1;CONCATENATE([.A121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ax000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2]=1;CONCATENATE([.A122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ax000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3]=1;CONCATENATE([.A123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ax000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4]=1;CONCATENATE([.A124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Xmax000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5]=1;CONCATENATE([.A125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SP200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0016</text:p>
          </table:table-cell>
          <table:table-cell/>
          <table:table-cell table:formula="of:=DEC2HEX([.B126])" office:value-type="string" office:string-value="160" calcext:value-type="string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1000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000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2000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3000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4000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DEC2HEX([.B131])" office:value-type="string" office:string-value="16A" calcext:value-type="string">
            <text:p>16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5000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0023</text:p>
          </table:table-cell>
          <table:table-cell office:value-type="string" calcext:value-type="string">
            <text:p>Завданн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6000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0023</text:p>
          </table:table-cell>
          <table:table-cell office:value-type="string" calcext:value-type="string">
            <text:p>Завдання</text:p>
          </table:table-cell>
          <table:table-cell table:formula="of:=198/650*4000" office:value-type="float" office:value="1218.46153846154" calcext:value-type="float">
            <text:p>1218,46153846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7000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0004</text:p>
          </table:table-cell>
          <table:table-cell office:value-type="string" calcext:value-type="string">
            <text:p>Завдання</text:p>
          </table:table-cell>
          <table:table-cell table:formula="of:=DEC2HEX([.B134])" office:value-type="string" office:string-value="170" calcext:value-type="string">
            <text:p>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50003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/>
          <table:table-cell table:formula="of:=DEC2HEX([.B135])" office:value-type="string" office:string-value="172" calcext:value-type="string">
            <text:p>172</text:p>
          </table:table-cell>
          <table:table-cell table:number-columns-repeated="8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KD000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KD0002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KD000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K2000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K3000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4000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table:number-columns-repeated="10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fV000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7]=1;CONCATENATE([.A157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0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18/60*4000" office:value-type="float" office:value="1200" calcext:value-type="float">
            <text:p>1200</text:p>
          </table:table-cell>
          <table:table-cell table:number-columns-repeated="4"/>
          <table:table-cell table:formula="of:=IF([.E158]=1;CONCATENATE([.A158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0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9]=1;CONCATENATE([.A15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0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0]=1;CONCATENATE([.A16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0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1]=1;CONCATENATE([.A161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0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2]=1;CONCATENATE([.A162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0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3]=1;CONCATENATE([.A163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0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4]=1;CONCATENATE([.A164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0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5]=1;CONCATENATE([.A165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1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6]=1;CONCATENATE([.A166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1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7]=1;CONCATENATE([.A167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1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8]=1;CONCATENATE([.A168];&quot; integer default '0',&quot;);&quot;&quot;)">
            <text:p/>
          </table:table-cell>
          <table:table-cell table:number-columns-repeated="2"/>
          <table:table-cell table:formula="of:=200/650*4000" office:value-type="float" office:value="1230.76923076923" calcext:value-type="float">
            <text:p>1230,76923076923</text:p>
          </table:table-cell>
        </table:table-row>
        <table:table-row table:style-name="ro1">
          <table:table-cell office:value-type="string" calcext:value-type="string">
            <text:p>fV001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9]=1;CONCATENATE([.A16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1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0]=1;CONCATENATE([.A17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1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1]=1;CONCATENATE([.A171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1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2]=1;CONCATENATE([.A172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1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3]=1;CONCATENATE([.A173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1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4]=1;CONCATENATE([.A174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1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5]=1;CONCATENATE([.A175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2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6]=1;CONCATENATE([.A176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7]=1;CONCATENATE([.A177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8]=1;CONCATENATE([.A178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2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9]=1;CONCATENATE([.A17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fV002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0]=1;CONCATENATE([.A18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M000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/М режим</text:p>
          </table:table-cell>
          <table:table-cell table:number-columns-repeated="5"/>
          <table:table-cell table:formula="of:=IF([.E181]=1;CONCATENATE([.A181];&quot; integer default '0',&quot;);&quot;&quot;)" office:value-type="string" office:string-value="AM0001 integer default '0'," calcext:value-type="string">
            <text:p>AM0001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0002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/М режим</text:p>
          </table:table-cell>
          <table:table-cell table:number-columns-repeated="5"/>
          <table:table-cell table:formula="of:=IF([.E182]=1;CONCATENATE([.A182];&quot; integer default '0',&quot;);&quot;&quot;)" office:value-type="string" office:string-value="AM0002 integer default '0'," calcext:value-type="string">
            <text:p>AM0002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0003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/М режим</text:p>
          </table:table-cell>
          <table:table-cell table:number-columns-repeated="5"/>
          <table:table-cell table:formula="of:=IF([.E183]=1;CONCATENATE([.A183];&quot; integer default '0',&quot;);&quot;&quot;)" office:value-type="string" office:string-value="AM0003 integer default '0'," calcext:value-type="string">
            <text:p>AM0003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000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/М режим</text:p>
          </table:table-cell>
          <table:table-cell table:number-columns-repeated="5"/>
          <table:table-cell table:formula="of:=IF([.E184]=1;CONCATENATE([.A184];&quot; integer default '0',&quot;);&quot;&quot;)" office:value-type="string" office:string-value="AM0004 integer default '0'," calcext:value-type="string">
            <text:p>AM0004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0005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/М режим</text:p>
          </table:table-cell>
          <table:table-cell table:number-columns-repeated="5"/>
          <table:table-cell table:formula="of:=IF([.E185]=1;CONCATENATE([.A185];&quot; integer default '0',&quot;);&quot;&quot;)" office:value-type="string" office:string-value="AM0005 integer default '0'," calcext:value-type="string">
            <text:p>AM0005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0006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/М режим</text:p>
          </table:table-cell>
          <table:table-cell table:number-columns-repeated="5"/>
          <table:table-cell table:formula="of:=IF([.E186]=1;CONCATENATE([.A186];&quot; integer default '0',&quot;);&quot;&quot;)" office:value-type="string" office:string-value="AM0006 integer default '0'," calcext:value-type="string">
            <text:p>AM0006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0007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/М режим</text:p>
          </table:table-cell>
          <table:table-cell table:number-columns-repeated="5"/>
          <table:table-cell table:formula="of:=IF([.E187]=1;CONCATENATE([.A187];&quot; integer default '0',&quot;);&quot;&quot;)" office:value-type="string" office:string-value="AM0007 integer default '0'," calcext:value-type="string">
            <text:p>AM0007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0008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8]=1;CONCATENATE([.A188];&quot; integer default '0',&quot;);&quot;&quot;)" office:value-type="string" office:string-value="AM0008 integer default '0'," calcext:value-type="string">
            <text:p>AM0008 integer default '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000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9]=1;CONCATENATE([.A18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C0002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0]=1;CONCATENATE([.A19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C0003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1]=1;CONCATENATE([.A191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C0004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2]=1;CONCATENATE([.A192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C0005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3]=1;CONCATENATE([.A193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C0006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4]=1;CONCATENATE([.A194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C0007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5]=1;CONCATENATE([.A195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mC0008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6]=1;CONCATENATE([.A196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ej0001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7]=1;CONCATENATE([.A197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ej0002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8]=1;CONCATENATE([.A198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ej0003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99]=1;CONCATENATE([.A199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ej0004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00]=1;CONCATENATE([.A200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ej0005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01]=1;CONCATENATE([.A201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ej0006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02]=1;CONCATENATE([.A202];&quot; integer default '0',&quot;);&quot;&quot;)"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Rej0007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03]=1;CONCATENATE([.A203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04]=1;CONCATENATE([.A204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05]=1;CONCATENATE([.A205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06]=1;CONCATENATE([.A206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07]=1;CONCATENATE([.A207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08]=1;CONCATENATE([.A208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09]=1;CONCATENATE([.A209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0]=1;CONCATENATE([.A210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1]=1;CONCATENATE([.A211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2]=1;CONCATENATE([.A212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3]=1;CONCATENATE([.A213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4]=1;CONCATENATE([.A214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5]=1;CONCATENATE([.A215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6]=1;CONCATENATE([.A216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7]=1;CONCATENATE([.A217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8]=1;CONCATENATE([.A218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19]=1;CONCATENATE([.A219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0]=1;CONCATENATE([.A220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1]=1;CONCATENATE([.A221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2]=1;CONCATENATE([.A222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3]=1;CONCATENATE([.A223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4]=1;CONCATENATE([.A224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5]=1;CONCATENATE([.A225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6]=1;CONCATENATE([.A226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7]=1;CONCATENATE([.A227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8]=1;CONCATENATE([.A228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29]=1;CONCATENATE([.A229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0]=1;CONCATENATE([.A230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1]=1;CONCATENATE([.A231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2]=1;CONCATENATE([.A232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3]=1;CONCATENATE([.A233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4]=1;CONCATENATE([.A234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5]=1;CONCATENATE([.A235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6]=1;CONCATENATE([.A236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7]=1;CONCATENATE([.A237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8]=1;CONCATENATE([.A238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39]=1;CONCATENATE([.A239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40]=1;CONCATENATE([.A240];&quot; integer default '0',&quot;);&quot;&quot;)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IF([.E241]=1;CONCATENATE([.A241];&quot; integer default '0',&quot;);&quot;&quot;)">
            <text:p/>
          </table:table-cell>
          <table:table-cell table:number-columns-repeated="3"/>
        </table:table-row>
        <table:table-row table:style-name="ro1" table:number-rows-repeated="10483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Аркуш2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kritp</text:p>
          </table:table-cell>
          <table:table-cell office:value-type="string" calcext:value-type="string">
            <text:p>PV_1</text:p>
          </table:table-cell>
          <table:table-cell office:value-type="string" calcext:value-type="string">
            <text:p>PV_2</text:p>
          </table:table-cell>
          <table:table-cell office:value-type="string" calcext:value-type="string">
            <text:p>PV_3</text:p>
          </table:table-cell>
          <table:table-cell office:value-type="string" calcext:value-type="string">
            <text:p>SPR_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K_1</text:p>
          </table:table-cell>
          <table:table-cell office:value-type="string" calcext:value-type="string">
            <text:p>K_2</text:p>
          </table:table-cell>
          <table:table-cell office:value-type="string" calcext:value-type="string">
            <text:p>K_3</text:p>
          </table:table-cell>
          <table:table-cell office:value-type="string" calcext:value-type="string">
            <text:p>K_4</text:p>
          </table:table-cell>
          <table:table-cell office:value-type="string" calcext:value-type="string">
            <text:p>Kk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0</text:p>
          </table:table-cell>
          <table:table-cell/>
        </table:table-row>
        <table:table-row table:style-name="ro1">
          <table:table-cell office:value-type="string" calcext:value-type="string">
            <text:p>Температура пари</text:p>
          </table:table-cell>
          <table:table-cell office:value-type="float" office:value="1" calcext:value-type="float">
            <text:p>1</text:p>
          </table:table-cell>
          <table:table-cell table:formula="of:=CONCATENATE([.B3];&quot;. &quot;;[.A3])" office:value-type="string" office:string-value="1. Температура пари" calcext:value-type="string">
            <text:p>1. Температура пари</text:p>
          </table:table-cell>
          <table:table-cell table:formula="of:=[Аркуш1.A12]" office:value-type="string" office:string-value="V0001" calcext:value-type="string">
            <text:p>V0001</text:p>
          </table:table-cell>
          <table:table-cell office:value-type="string" calcext:value-type="string">
            <text:p>V0018</text:p>
          </table:table-cell>
          <table:table-cell table:number-columns-repeated="2"/>
          <table:table-cell office:value-type="string" calcext:value-type="string">
            <text:p>C0001</text:p>
          </table:table-cell>
          <table:table-cell office:value-type="string" calcext:value-type="string">
            <text:p>SP0001</text:p>
          </table:table-cell>
          <table:table-cell table:number-columns-repeated="2"/>
          <table:table-cell office:value-type="string" calcext:value-type="string">
            <text:p>AM0001</text:p>
          </table:table-cell>
          <table:table-cell/>
          <table:table-cell office:value-type="string" calcext:value-type="string">
            <text:p>mC0001</text:p>
          </table:table-cell>
          <table:table-cell office:value-type="string" calcext:value-type="string">
            <text:p>Kpr0001</text:p>
          </table:table-cell>
          <table:table-cell office:value-type="string" calcext:value-type="string">
            <text:p>Ti0001</text:p>
          </table:table-cell>
          <table:table-cell office:value-type="string" calcext:value-type="string">
            <text:p>Td0001</text:p>
          </table:table-cell>
          <table:table-cell office:value-type="string" calcext:value-type="string">
            <text:p>Xmin0001</text:p>
          </table:table-cell>
          <table:table-cell office:value-type="string" calcext:value-type="string">
            <text:p>Xmax0001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Тиск пари точно</text:p>
          </table:table-cell>
          <table:table-cell office:value-type="float" office:value="2" calcext:value-type="float">
            <text:p>2</text:p>
          </table:table-cell>
          <table:table-cell table:formula="of:=CONCATENATE([.B4];&quot;. &quot;;[.A4])" office:value-type="string" office:string-value="2. Тиск пари точно" calcext:value-type="string">
            <text:p>2. Тиск пари точно</text:p>
          </table:table-cell>
          <table:table-cell office:value-type="string" calcext:value-type="string">
            <text:p>V0023</text:p>
          </table:table-cell>
          <table:table-cell office:value-type="string" calcext:value-type="string">
            <text:p>V0016</text:p>
          </table:table-cell>
          <table:table-cell/>
          <table:table-cell office:value-type="string" calcext:value-type="string">
            <text:p>SPR0003</text:p>
          </table:table-cell>
          <table:table-cell office:value-type="string" calcext:value-type="string">
            <text:p>C0002</text:p>
          </table:table-cell>
          <table:table-cell office:value-type="string" calcext:value-type="string">
            <text:p>SP0003</text:p>
          </table:table-cell>
          <table:table-cell office:value-type="string" calcext:value-type="string">
            <text:p>SP2003</text:p>
          </table:table-cell>
          <table:table-cell/>
          <table:table-cell office:value-type="string" calcext:value-type="string">
            <text:p>AM0002</text:p>
          </table:table-cell>
          <table:table-cell office:value-type="string" calcext:value-type="string">
            <text:p>Rej0002</text:p>
          </table:table-cell>
          <table:table-cell office:value-type="string" calcext:value-type="string">
            <text:p>mC0002</text:p>
          </table:table-cell>
          <table:table-cell office:value-type="string" calcext:value-type="string">
            <text:p>Kpr0002</text:p>
          </table:table-cell>
          <table:table-cell office:value-type="string" calcext:value-type="string">
            <text:p>Ti0002</text:p>
          </table:table-cell>
          <table:table-cell office:value-type="string" calcext:value-type="string">
            <text:p>Td0002</text:p>
          </table:table-cell>
          <table:table-cell office:value-type="string" calcext:value-type="string">
            <text:p>Xmin0002</text:p>
          </table:table-cell>
          <table:table-cell office:value-type="string" calcext:value-type="string">
            <text:p>Xmax0002</text:p>
          </table:table-cell>
          <table:table-cell office:value-type="string" calcext:value-type="string">
            <text:p>K10003</text:p>
          </table:table-cell>
          <table:table-cell table:number-columns-repeated="3"/>
          <table:table-cell office:value-type="string" calcext:value-type="string">
            <text:p>Kk0003</text:p>
          </table:table-cell>
          <table:table-cell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Тиск пари грубо</text:p>
          </table:table-cell>
          <table:table-cell office:value-type="float" office:value="3" calcext:value-type="float">
            <text:p>3</text:p>
          </table:table-cell>
          <table:table-cell table:formula="of:=CONCATENATE([.B5];&quot;. &quot;;[.A5])" office:value-type="string" office:string-value="3. Тиск пари грубо" calcext:value-type="string">
            <text:p>3. Тиск пари грубо</text:p>
          </table:table-cell>
          <table:table-cell table:formula="of:=[Аркуш1.A34]" office:value-type="string" office:string-value="V0023" calcext:value-type="string">
            <text:p>V0023</text:p>
          </table:table-cell>
          <table:table-cell office:value-type="string" calcext:value-type="string">
            <text:p>V0016.1</text:p>
          </table:table-cell>
          <table:table-cell office:value-type="string" calcext:value-type="string">
            <text:p>V0017</text:p>
          </table:table-cell>
          <table:table-cell office:value-type="string" calcext:value-type="string">
            <text:p>SPR0003</text:p>
          </table:table-cell>
          <table:table-cell office:value-type="string" calcext:value-type="string">
            <text:p>C0003</text:p>
          </table:table-cell>
          <table:table-cell office:value-type="string" calcext:value-type="string">
            <text:p>SP0003</text:p>
          </table:table-cell>
          <table:table-cell office:value-type="string" calcext:value-type="string">
            <text:p>SP2003.1</text:p>
          </table:table-cell>
          <table:table-cell/>
          <table:table-cell office:value-type="string" calcext:value-type="string">
            <text:p>AM0003</text:p>
          </table:table-cell>
          <table:table-cell office:value-type="string" calcext:value-type="string">
            <text:p>Rej0003</text:p>
          </table:table-cell>
          <table:table-cell office:value-type="string" calcext:value-type="string">
            <text:p>mC0003</text:p>
          </table:table-cell>
          <table:table-cell office:value-type="string" calcext:value-type="string">
            <text:p>Kpr0003</text:p>
          </table:table-cell>
          <table:table-cell office:value-type="string" calcext:value-type="string">
            <text:p>Ti0003</text:p>
          </table:table-cell>
          <table:table-cell office:value-type="string" calcext:value-type="string">
            <text:p>Td0003</text:p>
          </table:table-cell>
          <table:table-cell office:value-type="string" calcext:value-type="string">
            <text:p>Xmin0003</text:p>
          </table:table-cell>
          <table:table-cell office:value-type="string" calcext:value-type="string">
            <text:p>Xmax0003</text:p>
          </table:table-cell>
          <table:table-cell office:value-type="string" calcext:value-type="string">
            <text:p>K10003</text:p>
          </table:table-cell>
          <table:table-cell office:value-type="string" calcext:value-type="string">
            <text:p>K20003</text:p>
          </table:table-cell>
          <table:table-cell office:value-type="string" calcext:value-type="string">
            <text:p>K30003</text:p>
          </table:table-cell>
          <table:table-cell office:value-type="string" calcext:value-type="string">
            <text:p>K40003</text:p>
          </table:table-cell>
          <table:table-cell office:value-type="string" calcext:value-type="string">
            <text:p>Kk0003</text:p>
          </table:table-cell>
          <table:table-cell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Скид пари на чан</text:p>
          </table:table-cell>
          <table:table-cell office:value-type="float" office:value="4" calcext:value-type="float">
            <text:p>4</text:p>
          </table:table-cell>
          <table:table-cell table:formula="of:=CONCATENATE([.B6];&quot;. &quot;;[.A6])" office:value-type="string" office:string-value="4. Скид пари на чан" calcext:value-type="string">
            <text:p>4. Скид пари на чан</text:p>
          </table:table-cell>
          <table:table-cell office:value-type="string" calcext:value-type="string">
            <text:p>V0023</text:p>
          </table:table-cell>
          <table:table-cell office:value-type="string" calcext:value-type="string">
            <text:p>V0016.1</text:p>
          </table:table-cell>
          <table:table-cell office:value-type="string" calcext:value-type="string">
            <text:p>V0017</text:p>
          </table:table-cell>
          <table:table-cell office:value-type="string" calcext:value-type="string">
            <text:p>SPR0003</text:p>
          </table:table-cell>
          <table:table-cell office:value-type="string" calcext:value-type="string">
            <text:p>C0005</text:p>
          </table:table-cell>
          <table:table-cell office:value-type="string" calcext:value-type="string">
            <text:p>SP0003</text:p>
          </table:table-cell>
          <table:table-cell office:value-type="string" calcext:value-type="string">
            <text:p>SP2003.1</text:p>
          </table:table-cell>
          <table:table-cell/>
          <table:table-cell office:value-type="string" calcext:value-type="string">
            <text:p>AM0005</text:p>
          </table:table-cell>
          <table:table-cell office:value-type="string" calcext:value-type="string">
            <text:p>Rej0003</text:p>
          </table:table-cell>
          <table:table-cell office:value-type="string" calcext:value-type="string">
            <text:p>mC0005</text:p>
          </table:table-cell>
          <table:table-cell office:value-type="string" calcext:value-type="string">
            <text:p>Kpr0005</text:p>
          </table:table-cell>
          <table:table-cell office:value-type="string" calcext:value-type="string">
            <text:p>Ti0005</text:p>
          </table:table-cell>
          <table:table-cell office:value-type="string" calcext:value-type="string">
            <text:p>Td0005</text:p>
          </table:table-cell>
          <table:table-cell office:value-type="string" calcext:value-type="string">
            <text:p>Xmin0005</text:p>
          </table:table-cell>
          <table:table-cell office:value-type="string" calcext:value-type="string">
            <text:p>Xmax0005</text:p>
          </table:table-cell>
          <table:table-cell office:value-type="string" calcext:value-type="string">
            <text:p>K10003</text:p>
          </table:table-cell>
          <table:table-cell office:value-type="string" calcext:value-type="string">
            <text:p>K20003</text:p>
          </table:table-cell>
          <table:table-cell office:value-type="string" calcext:value-type="string">
            <text:p>K30003</text:p>
          </table:table-cell>
          <table:table-cell office:value-type="string" calcext:value-type="string">
            <text:p>K40003</text:p>
          </table:table-cell>
          <table:table-cell office:value-type="string" calcext:value-type="string">
            <text:p>Kk0003</text:p>
          </table:table-cell>
          <table:table-cell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Температура пари Т1</text:p>
          </table:table-cell>
          <table:table-cell office:value-type="float" office:value="5" calcext:value-type="float">
            <text:p>5</text:p>
          </table:table-cell>
          <table:table-cell table:formula="of:=CONCATENATE([.B7];&quot;. &quot;;[.A7])" office:value-type="string" office:string-value="5. Температура пари Т1" calcext:value-type="string">
            <text:p>5. Температура пари Т1</text:p>
          </table:table-cell>
          <table:table-cell office:value-type="string" calcext:value-type="string">
            <text:p>V0022</text:p>
          </table:table-cell>
          <table:table-cell office:value-type="string" calcext:value-type="string">
            <text:p>V0011</text:p>
          </table:table-cell>
          <table:table-cell table:number-columns-repeated="2"/>
          <table:table-cell office:value-type="string" calcext:value-type="string">
            <text:p>C0006</text:p>
          </table:table-cell>
          <table:table-cell office:value-type="string" calcext:value-type="string">
            <text:p>SP0006</text:p>
          </table:table-cell>
          <table:table-cell table:number-columns-repeated="2"/>
          <table:table-cell office:value-type="string" calcext:value-type="string">
            <text:p>AM0006</text:p>
          </table:table-cell>
          <table:table-cell/>
          <table:table-cell office:value-type="string" calcext:value-type="string">
            <text:p>mC0006</text:p>
          </table:table-cell>
          <table:table-cell office:value-type="string" calcext:value-type="string">
            <text:p>Kpr0006</text:p>
          </table:table-cell>
          <table:table-cell office:value-type="string" calcext:value-type="string">
            <text:p>Ti0006</text:p>
          </table:table-cell>
          <table:table-cell office:value-type="string" calcext:value-type="string">
            <text:p>Td0006</text:p>
          </table:table-cell>
          <table:table-cell office:value-type="string" calcext:value-type="string">
            <text:p>Xmin0006</text:p>
          </table:table-cell>
          <table:table-cell office:value-type="string" calcext:value-type="string">
            <text:p>Xmax0006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Температура пари Т2</text:p>
          </table:table-cell>
          <table:table-cell office:value-type="float" office:value="6" calcext:value-type="float">
            <text:p>6</text:p>
          </table:table-cell>
          <table:table-cell table:formula="of:=CONCATENATE([.B8];&quot;. &quot;;[.A8])" office:value-type="string" office:string-value="6. Температура пари Т2" calcext:value-type="string">
            <text:p>6. Температура пари Т2</text:p>
          </table:table-cell>
          <table:table-cell office:value-type="string" calcext:value-type="string">
            <text:p>V0022</text:p>
          </table:table-cell>
          <table:table-cell office:value-type="string" calcext:value-type="string">
            <text:p>V0012</text:p>
          </table:table-cell>
          <table:table-cell table:number-columns-repeated="2"/>
          <table:table-cell office:value-type="string" calcext:value-type="string">
            <text:p>C0007</text:p>
          </table:table-cell>
          <table:table-cell office:value-type="string" calcext:value-type="string">
            <text:p>SP0006</text:p>
          </table:table-cell>
          <table:table-cell table:number-columns-repeated="2"/>
          <table:table-cell office:value-type="string" calcext:value-type="string">
            <text:p>AM0006</text:p>
          </table:table-cell>
          <table:table-cell/>
          <table:table-cell office:value-type="string" calcext:value-type="string">
            <text:p>mC0006</text:p>
          </table:table-cell>
          <table:table-cell office:value-type="string" calcext:value-type="string">
            <text:p>Kpr0006</text:p>
          </table:table-cell>
          <table:table-cell office:value-type="string" calcext:value-type="string">
            <text:p>Ti0006</text:p>
          </table:table-cell>
          <table:table-cell office:value-type="string" calcext:value-type="string">
            <text:p>Td0006</text:p>
          </table:table-cell>
          <table:table-cell office:value-type="string" calcext:value-type="string">
            <text:p>Xmin0006</text:p>
          </table:table-cell>
          <table:table-cell office:value-type="string" calcext:value-type="string">
            <text:p>Xmax0006</text:p>
          </table:table-cell>
          <table:table-cell table:number-columns-repeated="7"/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SP0008</text:p>
          </table:table-cell>
          <table:table-cell table:number-columns-repeated="2"/>
          <table:table-cell office:value-type="string" calcext:value-type="string">
            <text:p>AM0008</text:p>
          </table:table-cell>
          <table:table-cell/>
          <table:table-cell office:value-type="string" calcext:value-type="string">
            <text:p>mC0008</text:p>
          </table:table-cell>
          <table:table-cell office:value-type="string" calcext:value-type="string">
            <text:p>Kpr0008</text:p>
          </table:table-cell>
          <table:table-cell office:value-type="string" calcext:value-type="string">
            <text:p>Ti0008</text:p>
          </table:table-cell>
          <table:table-cell office:value-type="string" calcext:value-type="string">
            <text:p>Td0008</text:p>
          </table:table-cell>
          <table:table-cell office:value-type="string" calcext:value-type="string">
            <text:p>Xmin0008</text:p>
          </table:table-cell>
          <table:table-cell office:value-type="string" calcext:value-type="string">
            <text:p>Xmax0008</text:p>
          </table:table-cell>
          <table:table-cell table:number-columns-repeated="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SP0004</text:p>
          </table:table-cell>
          <table:table-cell table:number-columns-repeated="2"/>
          <table:table-cell office:value-type="string" calcext:value-type="string">
            <text:p>AM0004</text:p>
          </table:table-cell>
          <table:table-cell/>
          <table:table-cell office:value-type="string" calcext:value-type="string">
            <text:p>mC0004</text:p>
          </table:table-cell>
          <table:table-cell office:value-type="string" calcext:value-type="string">
            <text:p>Kpr0004</text:p>
          </table:table-cell>
          <table:table-cell office:value-type="string" calcext:value-type="string">
            <text:p>Ti0004</text:p>
          </table:table-cell>
          <table:table-cell office:value-type="string" calcext:value-type="string">
            <text:p>Td0004</text:p>
          </table:table-cell>
          <table:table-cell office:value-type="string" calcext:value-type="string">
            <text:p>Xmin0004</text:p>
          </table:table-cell>
          <table:table-cell office:value-type="string" calcext:value-type="string">
            <text:p>Xmax0004</text:p>
          </table:table-cell>
          <table:table-cell table:number-columns-repeated="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1</text:p>
          </table:table-cell>
          <table:table-cell office:value-type="string" calcext:value-type="string">
            <text:p>C0001</text:p>
          </table:table-cell>
          <table:table-cell office:value-type="string" calcext:value-type="string">
            <text:p>SP000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0005</text:p>
          </table:table-cell>
          <table:table-cell office:value-type="string" calcext:value-type="string">
            <text:p>V0004</text:p>
          </table:table-cell>
          <table:table-cell office:value-type="string" calcext:value-type="string">
            <text:p>V0023</text:p>
          </table:table-cell>
          <table:table-cell office:value-type="string" calcext:value-type="string">
            <text:p>V0017</text:p>
          </table:table-cell>
          <table:table-cell office:value-type="string" calcext:value-type="string">
            <text:p>V0018</text:p>
          </table:table-cell>
          <table:table-cell table:number-columns-repeated="1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table:formula="of:=100/163*4000" office:value-type="float" office:value="2453.98773006135" calcext:value-type="float">
            <text:p>2453,98773006135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120/163*4000" office:value-type="float" office:value="2944.78527607362" calcext:value-type="float">
            <text:p>2944,78527607362</text:p>
          </table:table-cell>
          <table:table-cell table:number-columns-repeated="22"/>
        </table:table-row>
        <table:table-row table:style-name="ro1">
          <table:table-cell table:number-columns-repeated="4"/>
          <table:table-cell table:formula="of:=4000/([.E22]-[.E21])" office:value-type="float" office:value="8.15" calcext:value-type="float">
            <text:p>8,15</text:p>
          </table:table-cell>
          <table:table-cell table:number-columns-repeated="22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V002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(V0024-2453,98)*8,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Температура пари 2к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V0017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SPR000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C0003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AM0003</text:p>
          </table:table-cell>
          <table:table-cell table:number-columns-repeated="23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V0017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Y001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Y001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X001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X001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closeStop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X0001</text:p>
          </table:table-cell>
          <table:table-cell table:number-columns-repeated="23"/>
        </table:table-row>
      </table:table>
      <table:table table:name="Аркуш3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14" calcext:value-type="float">
            <text:p>114</text:p>
          </table:table-cell>
          <table:table-cell table:formula="of:=[.C2]/[.B$2]*4000" office:value-type="float" office:value="2797.54601226994" calcext:value-type="float">
            <text:p>2797,546012269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4.1" calcext:value-type="float">
            <text:p>114,1</text:p>
          </table:table-cell>
          <table:table-cell table:formula="of:=[.C3]/[.B$2]*4000" office:value-type="float" office:value="2800" calcext:value-type="float">
            <text:p>2800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1/[.C9]*4000" office:value-type="float" office:value="6.15384615384615" calcext:value-type="float">
            <text:p>6,153846153846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.734" calcext:value-type="float">
            <text:p>14,7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9]/[.D10]" office:value-type="float" office:value="0.417662966868885" calcext:value-type="float">
            <text:p>0,417662966868885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0.1/[.A14]*4000" office:value-type="float" office:value="2.45398773006135" calcext:value-type="float">
            <text:p>2,45398773006135</text:p>
          </table:table-cell>
          <table:table-cell table:number-columns-repeated="6"/>
          <table:table-cell office:value-type="float" office:value="0.59625" calcext:value-type="float">
            <text:p>0,596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1/[.A15]*4000" office:value-type="float" office:value="6.15384615384615" calcext:value-type="float">
            <text:p>6,15384615384615</text:p>
          </table:table-cell>
          <table:table-cell table:number-columns-repeated="6"/>
          <table:table-cell table:formula="of:=1/[.I14]" office:value-type="float" office:value="1.67714884696017" calcext:value-type="float">
            <text:p>1,67714884696017</text:p>
          </table:table-cell>
        </table:table-row>
        <table:table-row table:style-name="ro1">
          <table:table-cell table:formula="of:=[.A14]/[.A15]/100" office:value-type="float" office:value="0.00250769230769231" calcext:value-type="float">
            <text:p>0,002507692307692</text:p>
          </table:table-cell>
          <table:table-cell table:formula="of:=[.B14]*[.A16]*1000" office:value-type="float" office:value="6.15384615384615" calcext:value-type="float">
            <text:p>6,15384615384615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163/650/100" office:value-type="float" office:value="0.00250769230769231" calcext:value-type="float">
            <text:p>0,00250769230769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17]*17" office:value-type="float" office:value="0.0426307692307692" calcext:value-type="float">
            <text:p>0,0426307692307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грн.</number:text>
    </number:number-style>
    <number:number-style style:name="N110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грн.</number:text>
    </number:number-style>
    <number:number-style style:name="N113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number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р.</number:text>
    </number:number-style>
    <number:number-style style:name="N14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р.</number:text>
    </number:number-style>
    <number:number-style style:name="N14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text> </number:text>
      <number:number number:decimal-places="0" number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number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number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number:min-decimal-places="0" number:min-integer-digits="1" number:grouping="true"/>
    </number:number-style>
    <number:number-style style:name="N163">
      <number:text>-€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number:min-decimal-places="2" number:min-integer-digits="1" number:grouping="true"/>
    </number:number-style>
    <number:number-style style:name="N166">
      <number:text>-€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.00.0000</text:date>, <text:time style:data-style-name="N2" text:time-value="09:47:48.499622770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13T12:06:40.185586791</meta:creation-date>
    <dc:date>2020-09-28T14:00:03.646781295</dc:date>
    <meta:editing-duration>P13DT4H5M25S</meta:editing-duration>
    <meta:editing-cycles>32</meta:editing-cycles>
    <meta:generator>LibreOffice/7.0.1.2$Linux_X86_64 LibreOffice_project/00$Build-2</meta:generator>
    <meta:document-statistic meta:table-count="3" meta:cell-count="1610" meta:object-count="0"/>
    <meta:user-defined meta:name="qrichtext">1</meta:user-defined>
  </office:meta>
</office:document-meta>
</file>